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Open Sans" svg:font-family="'Open Sans', 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orphans="2" fo:widows="2" fo:text-indent="0cm" style:auto-text-indent="false"/>
    </style:style>
    <style:style style:name="P2"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666666" style:font-name="Open Sans" fo:font-size="11.25pt" fo:letter-spacing="normal" fo:font-style="normal" fo:font-weight="normal"/>
    </style:style>
    <style:style style:name="T1" style:family="text">
      <style:text-properties fo:font-style="italic"/>
    </style:style>
    <style:style style:name="T2" style:family="text">
      <style:text-properties fo:font-variant="normal" fo:text-transform="none" fo:color="#38b1ef" style:text-line-through-style="none" style:text-line-through-type="none" style:font-name="Open Sans" fo:font-size="11.25pt" fo:letter-spacing="normal" fo:font-style="normal" style:text-underline-style="none" fo:font-weight="normal" style:text-blinking="false" fo:background-color="#ffffff" loext:char-shading-value="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States and markets</text:span> presents indicators on private investment and performance, the public sector’s role in nurturing investment and growth, and the quality and availability of infrastructure essential for growth. These indicators measure the business environment, government functions, financial system development, infrastructure, information and communication technology, science and technology, government and policy performance, and conditions in fragile countries with weak institutions.</text:p>
      <text:p text:style-name="P2">Many of these topics are part of the Sustainable Development Goals: Goal 9 focuses on infrastructure, industrialization, and innovation; Goal 16 promotes peace, justice, and strong institutions; and Goal 17 promotes partnerships for global development. Indicators that relate to these goals include passenger and freight volumes (target 9.1), research and development expenditure as a proportion of GDP and researchers per million inhabitants (target 9.5), fixed Internet broadband subscriptions (target 17.6), individuals using the Internet (target 17.8), and the proportion of businesses that encountered requests for bribes and informal payments from officials (target 16.5).</text:p>
      <text:p text:style-name="P2">New in <text:span text:style-name="T1">States and markets</text:span> is an indicator on industrial design applications, which complements existing patent and trademark indicators. An industrial design right protects only the appearance or aesthetic features of a product, whereas a patent protects an invention that offers a new technical solution to a problem. Together, these industrial property indicators capture trends in policy, business, and technology through all dimensions of the inventive process (geographical location, technical and institutional origin, individuals, and networks). In 2015 nearly 3 million patent applications, 6 million trademark applications, and 873,000 industrial design applications were filed globally.</text:p>
      <text:p text:style-name="P2">To measure filing activity for industrial designs, <text:span text:style-name="T1">States and markets</text:span> uses the application design count—that is, the number of designs in the applications instead of the number of applications. Design count is a better way of comparing filing activity across intellectual property offices because at some locations users can register multiple designs through a single application. Similarly, trademark data by class count are now presented in the World Development Indicator database from 2004 onwards. Previously, the indicator used trademarks applications, but depending on a country’s legal system, one or more classes can be specified in a trademark application, with the intent to obtain protection of the mark across different goods and services. The data for patent, trademark, and industrial design applications are also available by applicant type (resident and nonresident).</text:p>
      <text:p text:style-name="P1"><text:a xlink:type="simple" xlink:href="javascript:void(0)" text:style-name="Internet_20_link" text:visited-style-name="Visited_20_Internet_20_Link"><text:span text:style-name="T2"><text:line-break/></text:span></text:a></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Open Sans" svg:font-family="'Open Sans', 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4.2.2$Windows_X86_64 LibreOffice_project/4e471d8c02c9c90f512f7f9ead8875b57fcb1ec3</meta:generator>
    <dc:date>2021-10-11T22:34:54.416000000</dc:date>
    <meta:editing-duration>PT8S</meta:editing-duration>
    <meta:editing-cycles>1</meta:editing-cycles>
    <meta:document-statistic meta:table-count="0" meta:image-count="0" meta:object-count="0" meta:page-count="1" meta:paragraph-count="5" meta:word-count="379" meta:character-count="2750" meta:non-whitespace-character-count="2375"/>
  </office:meta>
</office:document-meta>
</file>